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20311812017957087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997301876620089269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585347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2"><text:soft-page-break/>Sat March 3, 2018 <text:span text:style-name="T1">6 miles</text:span></text:p>
      <text:p text:style-name="P2">I ran ½ mile to the Sportcentrum VU, used a few weight machines for my upper body and then ran 4 miles at about 9:00/mile on a treadmill. <text:s/>I warmed down with a ½ mile jog. <text:s/>Later in the day I ran a mile on walking and bike pat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03T11:37:58.88</dc:date>
    <dc:creator>James Lombardi</dc:creator>
    <meta:editing-duration>P2DT7H9M56S</meta:editing-duration>
    <meta:editing-cycles>185</meta:editing-cycles>
    <meta:generator>OpenOffice/4.1.2$Win32 OpenOffice.org_project/412m3$Build-9782</meta:generator>
    <meta:document-statistic meta:table-count="0" meta:image-count="0" meta:object-count="0" meta:page-count="10" meta:paragraph-count="219" meta:word-count="3375" meta:character-count="16024"/>
  </office:meta>
</office:document-meta>
</file>